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Roboto, 'Open Sans',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Text_20_body">
      <style:paragraph-properties fo:margin-left="0in" fo:margin-right="0in" fo:margin-top="0in" fo:margin-bottom="0in" loext:contextual-spacing="false" fo:text-indent="0in" style:auto-text-indent="false"/>
      <style:text-properties fo:color="#2a5885" style:text-line-through-style="none" style:text-line-through-type="none" style:text-underline-style="none" style:text-blinking="false"/>
    </style:style>
    <style:style style:name="T1" style:family="text">
      <style:text-properties officeooo:rsid="00162122"/>
    </style:style>
    <style:style style:name="T2" style:family="text">
      <style:text-properties officeooo:rsid="00168d2d"/>
    </style:style>
    <style:style style:name="T3" style:family="text">
      <style:text-properties officeooo:rsid="0017c5c5"/>
    </style:style>
    <style:style style:name="T4" style:family="text">
      <style:text-properties officeooo:rsid="00193e15"/>
    </style:style>
    <style:style style:name="T5" style:family="text">
      <style:text-properties officeooo:rsid="001968ef"/>
    </style:style>
    <style:style style:name="T6" style:family="text">
      <style:text-properties officeooo:rsid="001c5a77"/>
    </style:style>
    <style:style style:name="T7" style:family="text">
      <style:text-properties officeooo:rsid="001e4cc8"/>
    </style:style>
    <style:style style:name="T8" style:family="text">
      <style:text-properties officeooo:rsid="001ed7e0"/>
    </style:style>
    <style:style style:name="T9" style:family="text">
      <style:text-properties officeooo:rsid="00208f64"/>
    </style:style>
    <style:style style:name="T10" style:family="text">
      <style:text-properties officeooo:rsid="002259a7"/>
    </style:style>
    <style:style style:name="T11" style:family="text">
      <style:text-properties officeooo:rsid="0022c708"/>
    </style:style>
    <style:style style:name="T12" style:family="text">
      <style:text-properties officeooo:rsid="0024c4c5"/>
    </style:style>
    <style:style style:name="T13" style:family="text">
      <style:text-properties officeooo:rsid="002a0da3"/>
    </style:style>
    <style:style style:name="T14" style:family="text">
      <style:text-properties officeooo:rsid="002a8c10"/>
    </style:style>
    <style:style style:name="T15" style:family="text">
      <style:text-properties officeooo:rsid="002aba67"/>
    </style:style>
    <style:style style:name="T16" style:family="text">
      <style:text-properties officeooo:rsid="002c24f3"/>
    </style:style>
    <style:style style:name="T17" style:family="text">
      <style:text-properties officeooo:rsid="002c51c9"/>
    </style:style>
    <style:style style:name="T18" style:family="text">
      <style:text-properties officeooo:rsid="002dc027"/>
    </style:style>
    <style:style style:name="T19" style:family="text">
      <style:text-properties officeooo:rsid="002e8ca1"/>
    </style:style>
    <style:style style:name="T20" style:family="text">
      <style:text-properties officeooo:rsid="0031c14f"/>
    </style:style>
    <style:style style:name="T21" style:family="text">
      <style:text-properties officeooo:rsid="00354545"/>
    </style:style>
    <style:style style:name="T22" style:family="text">
      <style:text-properties officeooo:rsid="00366747"/>
    </style:style>
    <style:style style:name="T23" style:family="text">
      <style:text-properties officeooo:rsid="0037b4b7"/>
    </style:style>
    <style:style style:name="T24" style:family="text">
      <style:text-properties officeooo:rsid="00382bef"/>
    </style:style>
    <style:style style:name="T25" style:family="text">
      <style:text-properties officeooo:rsid="00396c3c"/>
    </style:style>
    <style:style style:name="T26" style:family="text">
      <style:text-properties officeooo:rsid="003cacb2"/>
    </style:style>
    <style:style style:name="T27" style:family="text">
      <style:text-properties officeooo:rsid="003e7697"/>
    </style:style>
    <style:style style:name="T28" style:family="text">
      <style:text-properties officeooo:rsid="003f0eb0"/>
    </style:style>
    <style:style style:name="T29" style:family="text">
      <style:text-properties officeooo:rsid="00400cc4"/>
    </style:style>
    <style:style style:name="T30" style:family="text">
      <style:text-properties officeooo:rsid="00402db6"/>
    </style:style>
    <style:style style:name="T31" style:family="text">
      <style:text-properties officeooo:rsid="00413d19"/>
    </style:style>
    <style:style style:name="T32" style:family="text">
      <style:text-properties officeooo:rsid="00414059"/>
    </style:style>
    <style:style style:name="T33" style:family="text">
      <style:text-properties officeooo:rsid="0041aa5e"/>
    </style:style>
    <style:style style:name="T34" style:family="text">
      <style:text-properties officeooo:rsid="00430e63"/>
    </style:style>
    <style:style style:name="T35" style:family="text">
      <style:text-properties officeooo:rsid="0043d365"/>
    </style:style>
    <style:style style:name="T36" style:family="text">
      <style:text-properties officeooo:rsid="00469934"/>
    </style:style>
    <style:style style:name="T37" style:family="text">
      <style:text-properties officeooo:rsid="0049cc99"/>
    </style:style>
    <style:style style:name="T38" style:family="text">
      <style:text-properties fo:font-variant="normal" fo:text-transform="none" fo:color="#42648b" style:text-line-through-style="none" style:text-line-through-type="none" style:font-name="apple-system" fo:font-size="6.55000019073486pt" fo:letter-spacing="normal" fo:font-style="normal" style:text-underline-style="none" fo:font-weight="bold" style:text-blinking="false"/>
    </style:style>
    <style:style style:name="T39" style:family="text">
      <style:text-properties fo:font-variant="normal" fo:text-transform="none" fo:color="#777e8c" style:font-name="apple-system" fo:font-size="6.55000019073486pt" fo:letter-spacing="normal" fo:font-style="normal" fo:font-weight="normal"/>
    </style:style>
    <style:style style:name="T40" style:family="text">
      <style:text-properties fo:font-variant="normal" fo:text-transform="none" fo:color="#777e8c" style:text-line-through-style="none" style:text-line-through-type="none" style:font-name="apple-system" fo:font-size="6.55000019073486pt" fo:letter-spacing="normal" fo:font-style="normal" style:text-underline-style="none" fo:font-weight="normal" style:text-blinking="false"/>
    </style:style>
    <style:style style:name="T41" style:family="text">
      <style:text-properties fo:font-variant="normal" fo:text-transform="none" fo:color="#000000" style:font-name="apple-system" fo:font-size="7.09999990463257pt" fo:letter-spacing="normal" fo:font-style="normal" fo:font-weight="normal"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ask 1. Study the information and give Russian equivalents to the italicise!</text:p>
      <text:p text:style-name="Standard">Expressions.</text:p>
      <text:p text:style-name="Standard"/>
      <text:p text:style-name="Standard">Air pollution <text:span text:style-name="T13">(загрязнение)</text:span></text:p>
      <text:p text:style-name="Standard">A significant <text:span text:style-name="T13">(значительное)</text:span> portion <text:span text:style-name="T13">(часть)</text:span> of industry and transportation is based on the burning <text:span text:style-name="T13">(сжигание)</text:span> of fossil fines <text:span text:style-name="T13">(ископаемых)</text:span>, such as gasoline <text:span text:style-name="T13">(бензин)</text:span>. A<text:span text:style-name="T1">s</text:span> these f<text:span text:style-name="T1">uels (топливо)</text:span> are burned, chemicals are released <text:span text:style-name="T14">(выпускается) </text:span>into the atmosphere. Although a vast <text:span text:style-name="T15">(огромное) </text:span>number of substances <text:span text:style-name="T15">(вещества) </text:span>contribute <text:span text:style-name="T15">(вносит вклад)</text:span> to air pollution, the most common <text:span text:style-name="T15">(общие)</text:span> contain carbon <text:span text:style-name="T15">(углерод)</text:span>, sulphur <text:span text:style-name="T15">(серу)</text:span>, and nitrogen <text:span text:style-name="T15">(азот)</text:span>! These chemicals interact <text:span text:style-name="T15">(взаимодействуют)</text:span> with one another and with ultraviolet <text:span text:style-name="T15">(ультрафиолетовой) </text:span>radiation in sunlight in various dangerous ways. Smog, usually found <text:span text:style-name="T15">(находится) </text:span>in urban areas with large numbers of automobiles, is formed <text:span text:style-name="T15">(формируется) </text:span>when nitrogen oxides <text:span text:style-name="T15">(окчиды азота)</text:span> react with hydrocarbons <text:span text:style-name="T15">(углеводородом)</text:span>. Smog can cause <text:span text:style-name="T15">(причинять)</text:span> serious health problems. When sulphur dioxide <text:span text:style-name="T15">(деоксиды серы) </text:span>and nitrous oxide <text:span text:style-name="T15">(оксиды азота) </text:span>are transformed into sulphuric acid <text:span text:style-name="T15">(серную кислоту) </text:span>and nitric acid <text:span text:style-name="T16">(азотную кислоту) </text:span>in the atmosphere and come</text:p>
      <text:p text:style-name="Standard">back to <text:span text:style-name="T1">e</text:span>art<text:span text:style-name="T1">h</text:span> in precipitation <text:span text:style-name="T16">(в виде атмосферных осадков)</text:span>, they form <text:span text:style-name="T16">(с)</text:span> acid rain. Acid rain is a serious global problem because few <text:span text:style-name="T16">(несколько)</text:span> species <text:span text:style-name="T16">(видов)</text:span> are capable <text:span text:style-name="T16">(способны) </text:span>of surviving <text:span text:style-name="T16">(к выживанию)</text:span> in the face <text:span text:style-name="T16">(на грани) </text:span>of such acidic conditions <text:span text:style-name="T16">(условий).</text:span> Acid rain has made numerous lakes so acidic that they no longer <text:span text:style-name="T16">(больше никогда) </text:span>support fish populations. Acid rain is also thought <text:span text:style-name="T16">(соображение) </text:span>to be responsible for the decline <text:span text:style-name="T16">(упадок)</text:span> of many forest ecosystems worldwide <text:span text:style-name="T16">(мира)</text:span>. Germany's Black Forest has suffered dramatic losses <text:span text:style-name="T16">(понес значительные убытки)</text:span>, and <text:span text:style-name="T2">recent</text:span> <text:span text:style-name="T16">(недавний) </text:span>surveys <text:span text:style-name="T16">(обзор) </text:span>suggest that similar <text:span text:style-name="T16">(аналогичный) </text:span>decline <text:span text:style-name="T3">are </text:span>occurring <text:span text:style-name="T17">(происходит)</text:span> throughout <text:span text:style-name="T17">(по всем) </text:span>the eastern United States.</text:p>
      <text:p text:style-name="Standard"/>
      <text:p text:style-name="Standard">Water Pollution</text:p>
      <text:p text:style-name="Standard">Estimates <text:span text:style-name="T18">(оценки)</text:span> suggest <text:span text:style-name="T18">(предлагают) </text:span>that nearly <text:span text:style-name="T4">1.5 </text:span>billion people lack <text:span text:style-name="T18">(отсутствует)</text:span> safe drinking water and that at least 5 million deaths per year can be attributed <text:span text:style-name="T18">(приписать)</text:span> to waterborne <text:span text:style-name="T18">(передающимся по воде)</text:span> diseases. Water pollution may come from point <text:span text:style-name="T18">(точечных)</text:span> or nonpoint <text:span text:style-name="T18">(неточечных)</text:span> sources. Point sources <text:span text:style-name="T4">discharge (сливают) </text:span>pollutants <text:span text:style-name="T18">(загрязняющие вещества)</text:span> <text:span text:style-name="T4">at</text:span> specific locations - from, for example, factories, <text:span text:style-name="T5">s</text:span>ewage <text:span text:style-name="T19">(сточные воды) </text:span>treatment <text:span text:style-name="T19">(обработка) </text:span>plants, or oil tankers. The technology exists <text:span text:style-name="T19">(существует)</text:span> for point sources of pollution to be monitored and regulated, although political factors may complicate <text:span text:style-name="T19">(усложнять)</text:span> matters <text:span text:style-name="T19">(дела)</text:span>. Nonpoint sources – runoff <text:span text:style-name="T19">(сток)</text:span> water containing pesticides and fertilisers <text:span text:style-name="T19">(удобрения)</text:span> from acres <text:span text:style-name="T19">(акр)</text:span> of agricultural <text:span text:style-name="T19">(сельскохозяйственной)</text:span> <text:span text:style-name="T5">l</text:span>and, for example - are much more difficult <text:span text:style-name="T1">to control. Pollution arising (возникающие) from nonpoint sources accounts (считают) for a majority (большинство) of the contaminants (загрязняющих веществ) in streams (потоках) and lakes. With almost 80 percent of the planet covered (покрыто) by oceans, people have long acted (действовать) as if those bodies of water could serve (служить) as a limitless (безграничная) dumping (демпинг) ground for wastes. Raw (необработанный) sewage (сточные воды) garbage (мусор) and oil spills (разливы)have begun to overwhelm (сокрушать) the diluting capabilities (возможности к разбавлению) of the oceans, and most coastal (береговых) waters are now polluted. Beaches around the world are closed regularly, often because of high amounts (количества)of bacteria from sewage (сточные воды) disposal (удаление), and marine wildlife is beginning to suffer.</text:span></text:p>
      <text:p text:style-name="Standard"/>
      <text:p text:style-name="Standard">Depletion <text:span text:style-name="T20">(истощение)</text:span>of the Ozone Layer</text:p>
      <text:p text:style-name="Standard">The ozone layer, a thin <text:span text:style-name="T20">(тонкий)</text:span> band <text:span text:style-name="T20">(слой) </text:span>in the stratosphere (a layer <text:span text:style-name="T20">(слой)</text:span> in the upper atmosphere) serves <text:span text:style-name="T20">(служит)</text:span> to shield <text:span text:style-name="T20">(защитить) </text:span>the earth from the sun's harmful <text:span text:style-name="T20">(вредных)</text:span> ultraviolet rays. In the 1970<text:span text:style-name="T7">s</text:span> scientists discovered that the layer was being attacked by chlorofluorocarbons <text:s/><text:span text:style-name="T20">(фторхлоруглерод)</text:span>(CFC<text:span text:style-name="T7">s)</text:span>, chemicals used in refrigeration, air-conditioning systems, cleaning solvents <text:span text:style-name="T20">(растворителях)</text:span>, and aerosol sprays. CFC release <text:span text:style-name="T20">(выпускает)</text:span> chlorine <text:span text:style-name="T20">(хлор)</text:span> into the atmosphere: chlorine, in turn, breaks <text:span text:style-name="T20">(разрушает)</text:span> ozone down into its constituent <text:soft-page-break/><text:span text:style-name="T20">(составные) </text:span>parts of oxygen <text:span text:style-name="T20">(кислород)</text:span>. Because chlorine is not affected <text:span text:style-name="T21">(не пораженный) </text:span>by its interaction <text:span text:style-name="T21">(взаимодействием)</text:span> with ozone, each chlorine molecule has the ab<text:span text:style-name="T7">ili</text:span>ty <text:span text:style-name="T21">(способность)</text:span> to destroy a large amount <text:span text:style-name="T21">(количество) </text:span>of ozone for a<text:span text:style-name="T7">n </text:span>extended <text:span text:style-name="T21">(длительный)</text:span> period of time. The consequences <text:span text:style-name="T21">(последствия) </text:span>of the depletion <text:span text:style-name="T21">(истощения) </text:span>of the ozone layer are dramatic. Increased <text:span text:style-name="T21">(рост) </text:span>ultraviolet radiation will lead to a growing number of skin cancers and cataracts</text:p>
      <text:p text:style-name="Standard">and also reduce <text:span text:style-name="T21">(уменьшить) </text:span>the ability <text:span text:style-name="T21">(способность) </text:span>of people's immune systems to respond <text:span text:style-name="T21">(отвечать)</text:span> to infection. Additionally <text:span text:style-name="T21">(дополнительно)</text:span>, the growth <text:span text:style-name="T21">(рост)</text:span> rates <text:span text:style-name="T21">(темпов)</text:span> of the world's oceanic plankton, the base of most marine food chains <text:span text:style-name="T21">(цепи)</text:span>, will be negatively <text:span text:style-name="T21">(отрицательно)</text:span> affected <text:span text:style-name="T21">(затронута)</text:span>, perhaps leading to increased <text:span text:style-name="T21">(рост) </text:span>atmospheric carbon dioxide <text:span text:style-name="T21">(деоксида углерода)</text:span> and thus <text:span text:style-name="T21">(таким образом)</text:span> to global warming, Even if the</text:p>
      <text:p text:style-name="Standard">manufacture <text:span text:style-name="T21">(производство) </text:span>of CFC<text:span text:style-name="T8">s</text:span> was immediately banned, the chlorine already released <text:span text:style-name="T21">(выпущеный) </text:span>into the atmosphere would continue to destroy the ozone layer for many</text:p>
      <text:p text:style-name="Standard">decades. Additionally <text:span text:style-name="T21">(дополнительно)</text:span>, the latest studies <text:span text:style-name="T21">(исследования) </text:span>suggest that global warming may increase <text:span text:style-name="T21">(увеличить) </text:span>the amount <text:span text:style-name="T21">(количество)</text:span> of ozone destroyed. Predicting <text:span text:style-name="T21">(предсказывая) </text:span>the, rate <text:span text:style-name="T21">(темп)</text:span> of ozone depletion <text:span text:style-name="T21">(истощения) </text:span>is difficult. Optimists claim <text:span text:style-name="T21">(утверждают)</text:span> that if international agreements <text:span text:style-name="T21">(соглашения) </text:span>for the phasing out <text:span text:style-name="T22">(постепенный отказ)</text:span> of ozone - depleting <text:span text:style-name="T22">(разрушающих)</text:span> chemicals agreed <text:span text:style-name="T22">(утвержденное)</text:span> to in Montreal in 1987 are followed, ozone loss <text:span text:style-name="T22">(ущерб) </text:span>will peak <text:span text:style-name="T22">(максимальным) </text:span>in the year 20<text:span text:style-name="T9">00</text:span>. With many of the world's fastest growing countries in the process of industriali<text:span text:style-name="T9">sing</text:span> and modernising there is reason to believe that destruction <text:span text:style-name="T22">(разрушение) </text:span>will continue to increase <text:span text:style-name="T22">(рости)</text:span> well beyond <text:span text:style-name="T22">(за)</text:span> that year.</text:p>
      <text:p text:style-name="Standard"/>
      <text:p text:style-name="Standard">Global Warming</text:p>
      <text:p text:style-name="Standard">Like the glass panes <text:span text:style-name="T23">(стеклянные панели)</text:span> in a greenhouse <text:span text:style-name="T24">(теплица)</text:span>, certain <text:span text:style-name="T25">(некий)</text:span> gases in the earth's atmosphere permit <text:span text:style-name="T25">(пропускает)</text:span> the sun's radiation to heat <text:span text:style-name="T25">(нагревать)</text:span> the earth but retard <text:span text:style-name="T25">(останавливает)</text:span> the escape <text:span text:style-name="T25">(выход)</text:span> into space of the infrared energy radiated <text:span text:style-name="T25">(отражается) </text:span>back out by the earth. This process is referred to <text:span text:style-name="T26">(упоминается) </text:span>as the greenhouse <text:span text:style-name="T26">(парниковый)</text:span> effect. These gases, primarily <text:span text:style-name="T27">(в первую очередь)</text:span> carbon dioxide, methane, nitrous oxide <text:span text:style-name="T27">(оксид азота)</text:span>, and water vapour <text:span text:style-name="T27">(пар)</text:span>, insulate <text:span text:style-name="T27">(изолируют) </text:span>the earth's surface, helping to maintain <text:span text:style-name="T27">(поддерживтаь)</text:span> warm temperatures. Without these gates <text:span text:style-name="T28">(шлюз)</text:span>, the earth would be a frozen planet with an average temperature of about -18 C (about <text:span text:style-name="T10">0 </text:span>F) instead of a comfortable <text:span text:style-name="T10">15</text:span> C</text:p>
      <text:p text:style-name="Standard"><text:span text:style-name="T10">59 </text:span>F) If the concentration of these gases were higher, more heat <text:span text:style-name="T28">(высокая темпиратура) </text:span>would be</text:p>
      <text:p text:style-name="Standard">trapped <text:span text:style-name="T28">(поймана) </text:span>within the atmosphere, and worldwide temperatures would rise. Within the last century, the amount of carbon dioxide in the atmosphere has increased dramatically, largely because of the practice of burning fossil <text:span text:style-name="T28">(ископаемое)</text:span> fuel<text:span text:style-name="T11">s (топливо)</text:span>- coal and petroleum <text:span text:style-name="T28">(нефть) </text:span>and its derivatives <text:span text:style-name="T28">(производные)</text:span>. Global temperature has also increased <text:span text:style-name="T11">1</text:span>C (about <text:span text:style-name="T11">1.8 </text:span>F) within the past century. Atmospheric scientists <text:span text:style-name="T29">(ученые)</text:span> have now concluded <text:span text:style-name="T29">(пришли у выводу)</text:span> that at least half of that increase can be attributed <text:span text:style-name="T29">(приписаны)</text:span> to human activity, and they have predicted <text:span text:style-name="T29">(пердсказать) </text:span>that unless <text:span text:style-name="T30">(если)</text:span> dramatic action is taken, temperature will continue to rise by between <text:span text:style-name="T11">1 </text:span>and <text:span text:style-name="T11">3.5 C</text:span> <text:s/>(between <text:span text:style-name="T11">1.8 </text:span>and 6.3 F) over the next century. Although this may not seem like a great difference, global, temperature was only 2.<text:span text:style-name="T11">2 C <text:s/>(4 </text:span>F) cooler during the last ice age than it is presently. The consequences <text:span text:style-name="T30">(последствия)</text:span> of such a modest <text:span text:style-name="T30">(скромного)</text:span> increase in temperature may well be devastating<text:span text:style-name="T30">(разрушительным)</text:span>: Sea levels will rise, completely inundating <text:span text:style-name="T30">(затопив) </text:span>a number of low-lying <text:span text:style-name="T30">(лежащих) </text:span>Island nations <text:span text:style-name="T30">(нации)</text:span> and flooding <text:span text:style-name="T30">(затопит)</text:span> many coastal <text:span text:style-name="T30">(береговых) </text:span>cities such as New York and Miami. Many plant and animal species will probably be driven into extinction <text:span text:style-name="T30">(вытеснены)</text:span>, agricultural <text:span text:style-name="T30">(сельскохозяйственные)</text:span> regions will be disrupted <text:span text:style-name="T30">(разрушенны)</text:span>, and the frequency <text:s/><text:span text:style-name="T30">(частота) </text:span>of severe <text:span text:style-name="T30">(серьезных)</text:span> hurricanes <text:span text:style-name="T30">(ураганов) </text:span>and droughts <text:span text:style-name="T30">(засух)</text:span> is likely to increase.</text:p>
      <text:p text:style-name="Standard"/>
      <text:p text:style-name="Standard">Habitat <text:span text:style-name="T31">(естественная среда)</text:span> Destruction <text:span text:style-name="T31">(разрушение) </text:span>and Species Extinction <text:span text:style-name="T31">(вымирание)</text:span></text:p>
      <text:p text:style-name="Standard">It is difficult to estimate <text:span text:style-name="T31">(оценить)</text:span> the rate <text:span text:style-name="T31">(темп)</text:span> at which humans are driving species extinct <text:span text:style-name="T31">(к вымиранию) </text:span>because scientists believe that only a small percentage <text:s/><text:span text:style-name="T31">(процент) </text:span>of the earth's <text:soft-page-break/>species have been described <text:span text:style-name="T31">(описано)</text:span>. What is clear is that species are dying out at an unprecedented <text:span text:style-name="T31">(беспрецендентном)</text:span> rate: minimum estimates <text:span text:style-name="T31">(оценки)</text:span> are at least 40<text:span text:style-name="T12">00</text:span> species per year, although some scientists believe the number may be as high as 50 0<text:span text:style-name="T12">00</text:span> per year. The leading cause <text:span text:style-name="T31">(причина) </text:span>of extinction is habitat destruction, particularly <text:span text:style-name="T32">(в частности)</text:span> of the</text:p>
      <text:p text:style-name="Standard"><text:span text:style-name="T12">w</text:span>orld's richest ecosystems- tropical rain forests and coral reefs. At the current rate at which the world's rain forests are being cut down, they may completely disappear <text:span text:style-name="T32">(исчезнуть)</text:span> by the year 2030. If growing population size <text:span text:style-name="T32">(рост численности населения)</text:span> puts even more pressure</text:p>
      <text:p text:style-name="Standard">on <text:span text:style-name="T32">(оказывает еще большее давление на) </text:span>these habitats, they might well be destroyed sooner <text:span text:style-name="T32">(раньше)</text:span>. Since European colonisation, North America has been transformed. Approximately <text:span text:style-name="T32">(примерно)</text:span> 98 percent of tall-grass prairies <text:span text:style-name="T32">(степей)</text:span>, 50 percent of wetlands <text:span text:style-name="T32">(болот)</text:span>, and 98</text:p>
      <text:p text:style-name="Standard">percent of old growth <text:span text:style-name="T32">(растущих)</text:span> forests have been destroyed. This loss is critical from several <text:span text:style-name="T32">(нескольких)</text:span> perspectives <text:span text:style-name="T32">(перспектив)</text:span>. The economic value of species lost and of natural products and drugs <text:span text:style-name="T33">(наркотики) </text:span>that never will be discovered or produced <text:span text:style-name="T33">(воспроизведены)</text:span> is incalculable <text:span text:style-name="T33">(неисчислимы)</text:span>. Similarly <text:span text:style-name="T33">(по аналогии)</text:span>, it is impossible to place <text:span text:style-name="T33">(поместить)</text:span> either a moral or an aesthetic <text:s/><text:span text:style-name="T33">(эстетический) </text:span>value on our growing list <text:span text:style-name="T33">(список)</text:span> of</text:p>
      <text:p text:style-name="Standard">extinct <text:span text:style-name="T33">(вымирающих)</text:span> species. As habitats are destroyed and species lost, the world is</text:p>
      <text:p text:style-name="Standard">increasingly <text:span text:style-name="T33">(все больше и больше)</text:span> losing threads <text:span text:style-name="T33">(потоки) </text:span>from the interconnected <text:span text:style-name="T33">(из взаимосвязанных)</text:span> fabric <text:span text:style-name="T33">(структур)</text:span> of <text:span text:style-name="T12">lif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Task 1. Study the information and give Russian equivalents to the italicise!</text:p>
      <text:p text:style-name="Standard">Expressions.</text:p>
      <text:p text:style-name="Standard"/>
      <text:p text:style-name="Standard">Air pollution </text:p>
      <text:p text:style-name="Standard">A significant <text:s/>portion of industry and transportation is based on the burning of</text:p>
      <text:p text:style-name="Standard">fossil f<text:span text:style-name="T34">u</text:span>e<text:span text:style-name="T35">l</text:span>s, such as gasoline. A<text:span text:style-name="T1">s</text:span> these f<text:span text:style-name="T1">uels</text:span> are burned, chemicals are released</text:p>
      <text:p text:style-name="Standard">into the atmosphere. Although a vast number of substances contribute to air</text:p>
      <text:p text:style-name="Standard">pollution, the most common contain carbon, sulphur, and nitrogen! These</text:p>
      <text:p text:style-name="Standard">chemicals interact with one another and with ultraviolet radiation in sunlight in</text:p>
      <text:p text:style-name="Standard">various dangerous ways. Smog, usually found in urban areas with large numbers</text:p>
      <text:p text:style-name="Standard">of automobiles, is formed when nitrogen oxides react with hydrocarbons. Smog.</text:p>
      <text:p text:style-name="Standard">can cause serious health problems. When sulphur dioxide and nitrous oxide are</text:p>
      <text:p text:style-name="Standard">transformed into sulphuric acid and nitric acid in the atmosphere and come</text:p>
      <text:p text:style-name="Standard">back to <text:span text:style-name="T1">e</text:span>art<text:span text:style-name="T1">h</text:span> in precipitation, they form acid rain. Acid rain is a serious global</text:p>
      <text:p text:style-name="Standard">problem because few species are capable of surviving in the face of such acidic</text:p>
      <text:p text:style-name="Standard">conditions: Acid rain has made numerous lakes so acidic that they no longer</text:p>
      <text:p text:style-name="Standard">support fish populations. Acid rain is also thought to be responsible for the</text:p>
      <text:p text:style-name="Standard">decline of many forest ecosystems worldwide. Germany's Black Forest has.</text:p>
      <text:p text:style-name="Standard">suffered dramatic losses, and <text:span text:style-name="T2">recent</text:span> surveys suggest that similar decline <text:span text:style-name="T3">are</text:span></text:p>
      <text:p text:style-name="Standard">occurring throughout the eastern United States.</text:p>
      <text:p text:style-name="Standard"/>
      <text:p text:style-name="Standard">Water Pollution</text:p>
      <text:p text:style-name="Standard">Estimates suggest that nearly <text:span text:style-name="T4">1.5 </text:span>billion people lack safe drinking water and</text:p>
      <text:p text:style-name="Standard">that at least 5 million deaths per year can be attributed to waterborne diseases.</text:p>
      <text:p text:style-name="Standard">Water pollution may come from point or nonpoint sources. Point sources</text:p>
      <text:p text:style-name="Standard"><text:span text:style-name="T4">discharge </text:span>pollutants <text:span text:style-name="T4">at</text:span> specific locations - from, for example, factories, <text:span text:style-name="T5">s</text:span>ewage</text:p>
      <text:p text:style-name="Standard">treatment plants, or oil tankers. The technology exists for point sources of</text:p>
      <text:p text:style-name="Standard">pollution to be monitored and regulated, although political factors may</text:p>
      <text:p text:style-name="Standard">complicate matters. Nonpoint sources - runoff water containing pesticides and</text:p>
      <text:p text:style-name="Standard">fertilisers from acres of agricultural <text:span text:style-name="T5">l</text:span>and, for example - are much more difficult <text:span text:style-name="T1">to control. Pollution arising from nonpoint sources accounts for a majority of the</text:span></text:p>
      <text:p text:style-name="Standard">contaminants in streams and lakes.</text:p>
      <text:p text:style-name="Standard">With almost 80 percent of the planet covered by oceans, people have long acted</text:p>
      <text:p text:style-name="Standard">as if those bodies of water could serve as a limitless dumping ground for wastes.</text:p>
      <text:p text:style-name="Standard">Raw sewage garbage and oil spills have begun to overwhelm the diluting</text:p>
      <text:p text:style-name="Standard">capabilities of the ocean<text:span text:style-name="T6">s</text:span>, and most coastal waters are now polluted. Beaches</text:p>
      <text:p text:style-name="Standard">around the world are closed regularly, often because of high amounts of bacteria</text:p>
      <text:p text:style-name="Standard">from sewage disposal, and marine wildlife is beginning to suffer.</text:p>
      <text:p text:style-name="Standard"/>
      <text:p text:style-name="Standard">Depletion of the Ozone Layer</text:p>
      <text:p text:style-name="Standard">The ozone layer, a thin band in the stratosphere (a layer in the upper</text:p>
      <text:p text:style-name="Standard">atmosphere) serves to shield the earth from the sun's harmful ultraviolet rays.</text:p>
      <text:p text:style-name="Standard">In the 1970<text:span text:style-name="T7">s</text:span> scientists discovered that the layer was being attacked by</text:p>
      <text:p text:style-name="Standard">chlorofluorocarbons (CFC<text:span text:style-name="T7">s)</text:span>, chemicals used in refrigeration, air-conditioning</text:p>
      <text:p text:style-name="Standard">systems, cleaning solvents, and aerosol sprays. CFC release chlorine into the</text:p>
      <text:p text:style-name="Standard"><text:soft-page-break/>atmosphere: chlorine, in turn, breaks ozone down into its constituent parts of</text:p>
      <text:p text:style-name="Standard">oxygen. Because chlorine is not affected by its interaction with ozone, each</text:p>
      <text:p text:style-name="Standard">chlorine molecule has the ab<text:span text:style-name="T7">ili</text:span>ty to destroy a large amount of ozone for a<text:span text:style-name="T7">n</text:span></text:p>
      <text:p text:style-name="Standard">extended period of time.</text:p>
      <text:p text:style-name="Standard">The consequences of the depletion of the ozone layer are dramatic. Increased</text:p>
      <text:p text:style-name="Standard">ultraviolet radiation will lead to a growing number of skin cancers and cataracts</text:p>
      <text:p text:style-name="Standard">and also reduce the ability of people's immune systems to respond to infection.</text:p>
      <text:p text:style-name="Standard">Additionally, the growth rates of the world's oceanic plankton, the base of most</text:p>
      <text:p text:style-name="Standard">marine food chains, will be negatively affected, perhaps leading to increased</text:p>
      <text:p text:style-name="Standard">atmospheric carbon dioxide and thus to global warming, Even if the</text:p>
      <text:p text:style-name="Standard">manufacture of CFC<text:span text:style-name="T8">s</text:span> was immediately banned, the chlorine already released</text:p>
      <text:p text:style-name="Standard">into the atmosphere would continue to destroy the ozone layer for many</text:p>
      <text:p text:style-name="Standard">decades Additionally, the latest studies suggest that global warming may</text:p>
      <text:p text:style-name="Standard">increase the amount of ozone destroyed.</text:p>
      <text:p text:style-name="Standard">Predicting the rate of ozone depletion is difficult. Optimists claim that if</text:p>
      <text:p text:style-name="Standard">international agreements for the phasing out of ozone- depleting chemicals</text:p>
      <text:p text:style-name="Standard">agreed to in Montreal in 1987 are followed, ozone loss will peak in the year</text:p>
      <text:p text:style-name="Standard">20<text:span text:style-name="T9">00</text:span>. With many of the world's fastest growing countries in the process of</text:p>
      <text:p text:style-name="Standard">industriali<text:span text:style-name="T9">sing</text:span> and modernising there is reason to believe that destruction will</text:p>
      <text:p text:style-name="Standard">continue to increase well beyond that year.</text:p>
      <text:p text:style-name="Standard"/>
      <text:p text:style-name="Standard">Global Warming</text:p>
      <text:p text:style-name="Standard">Like the glass panes in a greenhouse, certain gases in the earth's atmosphere</text:p>
      <text:p text:style-name="Standard">permit the sun's radiation to heat the earth but retard the escape into space of the</text:p>
      <text:p text:style-name="Standard">infrared energy radiated back out by the earth. This process is referred to as the</text:p>
      <text:p text:style-name="Standard">greenhouse effect. These gases, primarily carbon dioxide, methane, nitrous</text:p>
      <text:p text:style-name="Standard">oxide, and water vapour, insulate the earth's surface, helping to maintain warm</text:p>
      <text:p text:style-name="Standard">temperatures. Without these ga<text:span text:style-name="T36">s</text:span>es, the earth would be a frozen planet with an</text:p>
      <text:p text:style-name="Standard">average temperature of about -18 C (about <text:span text:style-name="T10">0 </text:span>F) instead of a comfortable <text:span text:style-name="T10">15</text:span> C</text:p>
      <text:p text:style-name="Standard"><text:span text:style-name="T10">59 </text:span>F) If the concentration of these gases were higher, more heat would be</text:p>
      <text:p text:style-name="Standard">trapped within the atmosphere, and worldwide temperatures would rise.</text:p>
      <text:p text:style-name="Standard">Within the last century, the amount of carbon dioxide in the atmosphere has</text:p>
      <text:p text:style-name="Standard">increased dramatically, largely because of the practice of burning fossil fuel<text:span text:style-name="T11">s</text:span>-</text:p>
      <text:p text:style-name="Standard">coal and petroleum and its derivatives. Global temperature has also increased</text:p>
      <text:p text:style-name="Standard"><text:span text:style-name="T11">1</text:span>C (about <text:span text:style-name="T11">1.8 </text:span>F) within the past century. Atmospheric scientists have now</text:p>
      <text:p text:style-name="Standard">concluded that at least half of that increase can be attributed to human activity,</text:p>
      <text:p text:style-name="Standard">and they have predicted that unless dramatic action is taken, temperature will</text:p>
      <text:p text:style-name="Standard">continue to rise by between <text:span text:style-name="T11">1 </text:span>and <text:span text:style-name="T11">3.5 C</text:span> <text:s/>(between <text:span text:style-name="T11">1.8</text:span></text:p>
      <text:p text:style-name="Standard">and 6.3 F) over the</text:p>
      <text:p text:style-name="Standard">next century. Although this may not seem like a great difference, global,</text:p>
      <text:p text:style-name="Standard">temperature was only 2.<text:span text:style-name="T11">2 C</text:span></text:p>
      <text:p text:style-name="Standard"><text:span text:style-name="T11">4 </text:span>F) cooler during the last ice age than it is</text:p>
      <text:p text:style-name="Standard">presently. The consequences of such a modest increase in temperature may well</text:p>
      <text:p text:style-name="Standard">be devastating: <text:span text:style-name="T37">s</text:span>ea levels will rise, completely inundating a number of low-</text:p>
      <text:p text:style-name="Standard">lying Island nations and flooding many coastal cities such as New York and</text:p>
      <text:p text:style-name="Standard">Miami. Many plant and animal species will probably be driven into extinction,</text:p>
      <text:p text:style-name="Standard">agricultural regions will be disrupted, and the frequency of severe hurricanes</text:p>
      <text:p text:style-name="Standard">and droughts is likely to increase.</text:p>
      <text:p text:style-name="Standard"/>
      <text:p text:style-name="Standard">Habitat Destruction and Species Extinction</text:p>
      <text:p text:style-name="Standard">It is difficult to estimate the rate at which humans are driving species extinct</text:p>
      <text:p text:style-name="Standard">because scientists believe that only a small percentage of the earth's species</text:p>
      <text:p text:style-name="Standard"><text:soft-page-break/>have been described. What is clear is that species are dying out at an</text:p>
      <text:p text:style-name="Standard">unprecedented rate: minimum estimates are at least 40<text:span text:style-name="T12">00</text:span> species per year,</text:p>
      <text:p text:style-name="Standard">although some scientists believe the number may be as high as 50 0<text:span text:style-name="T12">00</text:span> per year.</text:p>
      <text:p text:style-name="Standard">The leading cause of extinction is habitat destruction, particularly of the</text:p>
      <text:p text:style-name="Standard"><text:span text:style-name="T12">w</text:span>orld's richest ecosystems- tropical rain forests and coral reefs. At the current</text:p>
      <text:p text:style-name="Standard">rate at which the world's rain forests are being cut down, they may completely</text:p>
      <text:p text:style-name="Standard">disappear by the year 2030. If growing population size puts even more pressure</text:p>
      <text:p text:style-name="Standard">on these habitats, they might well be destroyed sooner.</text:p>
      <text:p text:style-name="Standard">Since European colonisation, North. America has been transformed:</text:p>
      <text:p text:style-name="Standard">Approximately 98 percent of tall-grass prairies, 50 percent of wetlands, and 98</text:p>
      <text:p text:style-name="Standard">percent of old growth forests have been destroyed. This loss is critical from</text:p>
      <text:p text:style-name="Standard">several perspectives. The economic value of species lost and of natural products</text:p>
      <text:p text:style-name="Standard">and drugs that never will be discovered or produced is incalculable. Similarly, it</text:p>
      <text:p text:style-name="Standard">is impossible to place either a moral or an aesthetic value on our growing list of</text:p>
      <text:p text:style-name="Standard">extinct species. As habitats are destroyed and species lost, the world is</text:p>
      <text:p text:style-name="Standard">increasingly losing threads from the interconnected fabric of <text:span text:style-name="T12">life</text:span>.</text:p>
      <text:p text:style-name="Standard"/>
      <text:p text:style-name="Standard"/>
      <text:p text:style-name="Standard">Значительная часть промышленности и транспорта базируется на сжигании ископаемых видов топлива, таких как бензин. При сжигании этих видов топлива химические вещества выделяются в атмосферу. Хотя огромное количество веществ способствует загрязнению воздуха, наиболее распространенные содержат углерод, серу и азот. Эти химикаты взаимодействуют друг с другом и с ультрафиолетовым излучением в солнечном свете различными опасными способами. Смог, как правило, встречается в городских районах с большим количеством автомобилей и образуется, когда окиси азота реагируют с углеводородами. Смог может вызвать серьезные проблемы со здоровьем. Когда диоксид серы и закись азота превращаются в серную кислоту и азотную кислоту в атмосфере и возвращаются на землю в осадках, они образуют кислотный дождь. Кислотный дождь является серьезной глобальной проблемой, поскольку немногие виды способны выжить перед лицом таких едких условий. Кислотные дожди сделали многочисленные озера настолько едкими, что они больше не поддерживают рыбные популяции. Считается, что кислотные дожди также являются причиной сокращения многих лесных экосистем во всем мире. Черный лес в Германии понес значительные потери, и недавние исследования показывают, что подобные сокращения происходят во всей восточной части Соединенных Штатов. <text:line-break/><text:line-break/>Загрязнение воды. <text:line-break/><text:line-break/>Согласно оценкам, почти 1,5 миллиарда человек не имеют чистой питьевой воды и что по меньшей мере 5 миллионов смертей в год можно отнести к заболеваниям, передающемся через воду. Загрязнение воды может происходить из точечных или неточечных источников. Точечные источники выбросов загрязняющих веществ в конкретных местах-например, на заводах, очистных сооружениях или нефтеналивных танкерах. Эта технология существует для мониторинга и регулирования точечных источников загрязнения, хотя политические факторы могут осложнять вопросы. Неточечные источники - сточные воды, содержащие пестициды и удобрения из акров сельскохозяйственных земель, например, - гораздо труднее контролировать. Загрязнение, возникающее из неточечных источников, составляет большинство загрязняющих веществ в потоках и озерах. Почти 80 процентов планеты, покрытой океанами, люди давно действуют так, как будто эти водоемы могут служить безграничной свалкой отходов. Неочищенные сточные воды, мусор и разливы нефти начали подавлять разбавляющие возможности океанов, и большинство прибрежных вод в настоящее время загрязнены. Пляжи во всем мире регулярно закрываются, часто из-за большого <text:soft-page-break/>количества бактерий от сточных вод, (устранения) и морская дикая природа начинает страдать. <text:line-break/><text:line-break/>Истощение озонового слоя. <text:line-break/><text:line-break/>Озоновый слой, тонкая полоса в стратосфере (слой в верхней атмосфере), служит для защиты земли от вредных ультрафиолетовых лучей солнца. В 1970-х годах ученые обнаружили, что слой подвергался воздействию хлорфторуглеродов (ХФУ), химических веществ, используемых в холодильных установках, системах кондиционирования воздуха, растворителях очистки и аэрозольных распылениях. ХФУ высвобождают хлор в атмосферу; хлор, в свою очередь, разбивает озон на составные части кислорода. Потому как хлор не влияет на его взаимодействие с озоном, каждая молекула хлора имеет возможность уничтожить большое количество озона в течение длительного периода времени. Последствия истощения озонового слоя драматичны. Увеличение ультрафиолетовой радиации приведут к увеличению числа раковых заболеваний и катаракты, а также снизят способность иммунной системы реагировать на инфекцию. Кроме того, будут отрицательно сказываться темпы роста мирового океанического планктона, являющегося основой большинства морских пищевых цепочек, что, возможно, приведет к увеличению атмосферного углекислого газа и, таким образом, к глобальному потеплению. Даже если производство ХФУ будет немедленно запрещено, хлор, уже выпущенный в атмосферу, будет продолжать разрушать озоновый слой на протяжении многих десятилетий. Кроме того, последние исследования показывают, что</text:p>
      <text:list xml:id="list5284610444925915058" text:style-name="L1">
        <text:list-item>
          <text:list>
            <text:list-item>
              <text:p text:style-name="P1"><draw:frame draw:style-name="fr1" draw:name="Frame4" text:anchor-type="paragraph" svg:width="0.2728in" draw:z-index="1"><draw:text-box fo:min-height="0.2728in"><text:p text:style-name="Standard"/></draw:text-box></draw:frame><draw:frame draw:style-name="fr1" draw:name="Frame2" text:anchor-type="paragraph" svg:width="0.2728in" draw:z-index="0"><draw:text-box fo:min-height="0.2728in"><text:p text:style-name="P2"/></draw:text-box></draw:frame>глобальное потепление может увеличить количество уничтоженного озона. Предсказания темпов истощения озонового слоя - это сложно. Оптимисты утверждают, что если будут соблюдены международные соглашения о поэтапном отказе от озоноразрушающих химических веществ, согласованные в Монреале в 1987 году, то потери озона будут пиковыми в 2000 году. Со многими из наиболее динамично развивающихся стран мира в процессе индустриализации и модернизации, есть основания полагать, что разрушение будет продолжать расти далеко за рамки этого года. <text:line-break/><text:line-break/>Глобальное потепление. <text:line-break/><text:line-break/>Подобно стеклянным панелям в теплице, некоторые газы в атмосфере Земли позволяют солнечному излучению нагревать землю, но замедляют выход в пространство инфракрасной энергии, излучаемой землей. Этот процесс называется парниковым эффектом. Эти газы, главным образом углекислый газ, метан, закись азота и водяной пар, изолируют поверхность земли, помогая поддерживать теплые температуры. Без этих газов земля была бы замороженной планетой со средней температурой около -18° C (около 0° F) вместо комфортной 15° C (59° F). Если бы концентрации этих газов были выше, больше тепла было бы в ловушке в атмосфере, и во всем мире температура будет расти. За последние века количество углекислого газа в атмосфере резко возросла, во многом из-за практики сжигания ископаемого топлива - угля и нефти и ее производных. Глобальная температура также увеличилась на 1° C (около 1,8 ° F) в течение прошлого столетия. Ученые, изучающие атмосферу, пришли к выводу, что по крайней мере половина этого увеличения может быть связана с деятельностью человека, и они предсказали, что, если не будут приняты кардинальные меры, температура будет продолжать расти от 1 до 3,5 С (от 1,8 до 6,3 F) в течение следующего столетия. Хотя это может показаться не большой разницей, глобальная температура была только 2.2 C (4 F) в последний ледниковый период, чем в настоящее время. Последствия столь скромного повышения температуры вполне могут оказаться разрушительными. Уровень моря будет расти, полностью наводняя ряд низменных островных государств и наводняя многие прибрежные города, такие как Нью-Йорк и Майами. Многие виды растений и животных, вероятно, будут на грани вымирание, сельскохозяйственные регионы будут нарушены, а частота тяжелых ураганов и засух, <text:soft-page-break/>вероятно, возрастет. <text:line-break/><text:line-break/>Уничтожение мест обитания и вымирание видов. <text:line-break/><text:line-break/>Трудно оценить скорость, с которой люди водят вымирающие виды, поскольку ученые считают, что описан лишь небольшой процент видов Земли. Очевидно, что виды вымирают беспрецедентными темпами; минимальные оценки составляют не менее 4000 видов в год, хотя некоторые ученые считают, что их число может достигать 50 000 в год. Главной причиной исчезновения является разрушение мест обитания, особенно самых богатых экосистем мира-тропических дождевых лесов и коралловых рифов. При нынешних темпах вырубки мировых дождевых лесов они могут полностью исчезнуть к 2030 году. Если рост численности населения оказывает еще большее давление на эти места обитания, они вполне могут быть уничтожены раньше. Со времен европейской колонизации Северная Америка претерпела изменения: около 98 процентов высокогорных прерий, 50 процентов водно-болотных угодий и 98 процентов старых лесов были уничтожены. Эта потеря критически важна с нескольких точек зрения. Экономическая ценность утраченных видов и природных продуктов и лекарственных средств, которые никогда не будут обнаружены или произведены, не может быть оценена. Точно так же невозможно включить ни моральную, ни эстетическую ценность в наш растущий список вымерших видов. По мере разрушения местообитаний и утраты видов мир все больше теряет нити из доступной ткани жизни.</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Roboto, 'Open Sans', 'Helvetica Neu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21:18:54.115320416</meta:creation-date>
    <dc:date>2017-10-19T00:00:08.484859237</dc:date>
    <meta:editing-duration>PT4H6M11S</meta:editing-duration>
    <meta:editing-cycles>40</meta:editing-cycles>
    <meta:generator>LibreOffice/5.1.6.2$Linux_X86_64 LibreOffice_project/10m0$Build-2</meta:generator>
    <meta:document-statistic meta:table-count="0" meta:image-count="0" meta:object-count="0" meta:page-count="8" meta:paragraph-count="132" meta:word-count="3668" meta:character-count="25396" meta:non-whitespace-character-count="21835"/>
  </office:meta>
</office:document-meta>
</file>